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BD000000FC067A3A2DD445E8786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0.082cm, 4.118cm, 31.658cm, 13.505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0.9cm" svg:height="11.514cm" svg:x="1.1cm" svg:y="0.2cm">
          <draw:image xlink:href="Pictures/1000000000000BD000000FC067A3A2DD445E8786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0-01T15:17:16.812706818</dc:date>
    <meta:editing-duration>PT3M33S</meta:editing-duration>
    <meta:editing-cycles>3</meta:editing-cycles>
    <meta:generator>LibreOffice/7.1.4.2$MacOSX_X86_64 LibreOffice_project/a529a4fab45b75fefc5b6226684193eb000654f6</meta:generator>
    <meta:document-statistic meta:object-count="1"/>
  </office:meta>
</office:document-meta>
</file>